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e1" style:family="table-cell" style:parent-style-name="Default" style:data-style-name="N104">
      <style:table-cell-properties>
</style:table-cell-properties>
      <style:text-properties/>
    </style:style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89in" fo:break-before="pag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2">
          <table:table-cell office:value-type="string">
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ACCOUNT:</text:p>
          </table:table-cell>
          <table:table-cell office:value-type="string">
            <text:p>Assets:Check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START:</text:p>
          </table:table-cell>
          <table:table-cell office:value-type="string">
            <text:p>2009-03-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END:</text:p>
          </table:table-cell>
          <table:table-cell office:value-type="string">
            <text:p>2012/02/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 office:value-type="string">
            <text:p>Receipt</text:p>
          </table:table-cell>
          <table:table-cell office:value-type="string">
            <text:p>Invoice</text:p>
          </table:table-cell>
          <table:table-cell office:value-type="string">
            <text:p>Statement</text:p>
          </table:table-cell>
          <table:table-cell office:value-type="string">
            <text:p>Contract</text:p>
          </table:table-cell>
          <table:table-cell office:value-type="string">
            <text:p>PurchaseOrder</text:p>
          </table:table-cell>
          <table:table-cell office:value-type="string">
            <text:p>Approval</text:p>
          </table:table-cell>
          <table:table-cell office:value-type="string">
            <text:p>Check</text:p>
          </table:table-cell>
          <table:table-cell office:value-type="string">
            <text:p>IncomeDistributionAnalysis</text:p>
          </table:table-cell>
          <table:table-cell office:value-type="string">
            <text:p>CurrencyRate</text:p>
          </table:table-cell>
        </table:table-row>
        <table:table-row table:style-name="ro1">
          <table:table-cell office:value-type="string">
            <text:p>2010/01/01</text:p>
          </table:table-cell>
          <table:table-cell office:value-type="string">
</table:table-cell>
          <table:table-cell office:value-type="string">
            <text:p>Kindly T. Donor</text:p>
          </table:table-cell>
          <table:table-cell table:style-name="ce1" office:value-type="currency" office:currency="USD" office:value="100.00">
            <text:p>100.00</text:p>
          </table:table-cell>
          <table:table-cell table:style-name="ce1" office:value-type="currency" office:currency="USD" office:value="100.00">
            <text:p>100.00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1">
          <table:table-cell office:value-type="string">
            <text:p>2011/03/15</text:p>
          </table:table-cell>
          <table:table-cell office:value-type="string">
</table:table-cell>
          <table:table-cell office:value-type="string">
            <text:p>Another J. Donor</text:p>
          </table:table-cell>
          <table:table-cell table:style-name="ce1" office:value-type="currency" office:currency="USD" office:value="400.00">
            <text:p>400.00</text:p>
          </table:table-cell>
          <table:table-cell table:style-name="ce1" office:value-type="currency" office:currency="USD" office:value="500.00">
            <text:p>500.00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1">
          <table:table-cell office:value-type="string">
            <text:p>2011/04/20</text:p>
          </table:table-cell>
          <table:table-cell office:value-type="string">
            <text:p>1</text:p>
          </table:table-cell>
          <table:table-cell office:value-type="string">
            <text:p>Baz Hosting Services, LLC</text:p>
          </table:table-cell>
          <table:table-cell table:style-name="ce1" office:value-type="currency" office:currency="USD" office:value="-250.00">
            <text:p>-250.00</text:p>
          </table:table-cell>
          <table:table-cell table:style-name="ce1" office:value-type="currency" office:currency="USD" office:value="250.00">
            <text:p>250.00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1">
          <table:table-cell office:value-type="string">
            <text:p>2011/04/20</text:p>
          </table:table-cell>
          <table:table-cell office:value-type="string">
            <text:p>2</text:p>
          </table:table-cell>
          <table:table-cell office:value-type="string">
            <text:p>Baz Hosting Services, LLC</text:p>
          </table:table-cell>
          <table:table-cell table:style-name="ce1" office:value-type="currency" office:currency="USD" office:value="-250.00">
            <text:p>-250.00</text:p>
          </table:table-cell>
          <table:table-cell office:value-type="string">
            <text:p>0</text:p>
          </table:table-cell>
          <table:table-cell office:value-type="string">
</table:table-cell>
          <table:table-cell office:value-type="string">
</table:table-cell>
          <table:table-cell>
            <text:p>
<text:a xlink:href="../Financial/BankStuff/bank-statement.pdf">bank-statement.pdf</text:a>
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1">
          <table:table-cell office:value-type="string">
            <text:p>2011/05/10</text:p>
          </table:table-cell>
          <table:table-cell office:value-type="string">
</table:table-cell>
          <table:table-cell office:value-type="string">
            <text:p>Donation to General Fund</text:p>
          </table:table-cell>
          <table:table-cell table:style-name="ce1" office:value-type="currency" office:currency="USD" office:value="50.00">
            <text:p>50.00</text:p>
          </table:table-cell>
          <table:table-cell table:style-name="ce1" office:value-type="currency" office:currency="USD" office:value="50.00">
            <text:p>50.00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2">
          <table:table-cell office:value-type="string">
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ACCOUNT:</text:p>
          </table:table-cell>
          <table:table-cell office:value-type="string">
            <text:p>Income:Dona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START:</text:p>
          </table:table-cell>
          <table:table-cell office:value-type="string">
            <text:p>2009-03-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END:</text:p>
          </table:table-cell>
          <table:table-cell office:value-type="string">
            <text:p>2012/02/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 office:value-type="string">
            <text:p>Receipt</text:p>
          </table:table-cell>
          <table:table-cell office:value-type="string">
            <text:p>Invoice</text:p>
          </table:table-cell>
          <table:table-cell office:value-type="string">
            <text:p>Statement</text:p>
          </table:table-cell>
          <table:table-cell office:value-type="string">
            <text:p>Contract</text:p>
          </table:table-cell>
          <table:table-cell office:value-type="string">
            <text:p>PurchaseOrder</text:p>
          </table:table-cell>
          <table:table-cell office:value-type="string">
            <text:p>Approval</text:p>
          </table:table-cell>
          <table:table-cell office:value-type="string">
            <text:p>Check</text:p>
          </table:table-cell>
          <table:table-cell office:value-type="string">
            <text:p>IncomeDistributionAnalysis</text:p>
          </table:table-cell>
          <table:table-cell office:value-type="string">
            <text:p>CurrencyRate</text:p>
          </table:table-cell>
        </table:table-row>
        <table:table-row table:style-name="ro1">
          <table:table-cell office:value-type="string">
            <text:p>2011/05/10</text:p>
          </table:table-cell>
          <table:table-cell office:value-type="string">
</table:table-cell>
          <table:table-cell office:value-type="string">
            <text:p>Donation to General Fund</text:p>
          </table:table-cell>
          <table:table-cell table:style-name="ce1" office:value-type="currency" office:currency="USD" office:value="-50.00">
            <text:p>-50.00</text:p>
          </table:table-cell>
          <table:table-cell table:style-name="ce1" office:value-type="currency" office:currency="USD" office:value="-50.00">
            <text:p>-50.00</text:p>
          </table:table-cell>
          <table:table-cell office:value-type="string">
</table:table-cell>
          <table:table-cell>
            <text:p>
<text:a xlink:href="../Financial/Invoices/Invoice20110510.pdf">Invoice20110510.pdf</text:a>
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2">
          <table:table-cell office:value-type="string">
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ACCOUNT:</text:p>
          </table:table-cell>
          <table:table-cell office:value-type="string">
            <text:p>Income:Foo:Dona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START:</text:p>
          </table:table-cell>
          <table:table-cell office:value-type="string">
            <text:p>2009-03-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END:</text:p>
          </table:table-cell>
          <table:table-cell office:value-type="string">
            <text:p>2012/02/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 office:value-type="string">
            <text:p>Receipt</text:p>
          </table:table-cell>
          <table:table-cell office:value-type="string">
            <text:p>Invoice</text:p>
          </table:table-cell>
          <table:table-cell office:value-type="string">
            <text:p>Statement</text:p>
          </table:table-cell>
          <table:table-cell office:value-type="string">
            <text:p>Contract</text:p>
          </table:table-cell>
          <table:table-cell office:value-type="string">
            <text:p>PurchaseOrder</text:p>
          </table:table-cell>
          <table:table-cell office:value-type="string">
            <text:p>Approval</text:p>
          </table:table-cell>
          <table:table-cell office:value-type="string">
            <text:p>Check</text:p>
          </table:table-cell>
          <table:table-cell office:value-type="string">
            <text:p>IncomeDistributionAnalysis</text:p>
          </table:table-cell>
          <table:table-cell office:value-type="string">
            <text:p>CurrencyRate</text:p>
          </table:table-cell>
        </table:table-row>
        <table:table-row table:style-name="ro1">
          <table:table-cell office:value-type="string">
            <text:p>2010/01/01</text:p>
          </table:table-cell>
          <table:table-cell office:value-type="string">
</table:table-cell>
          <table:table-cell office:value-type="string">
            <text:p>Kindly T. Donor</text:p>
          </table:table-cell>
          <table:table-cell table:style-name="ce1" office:value-type="currency" office:currency="USD" office:value="-100.00">
            <text:p>-100.00</text:p>
          </table:table-cell>
          <table:table-cell table:style-name="ce1" office:value-type="currency" office:currency="USD" office:value="-100.00">
            <text:p>-100.00</text:p>
          </table:table-cell>
          <table:table-cell office:value-type="string">
</table:table-cell>
          <table:table-cell>
            <text:p>
<text:a xlink:href="../Projects/Foo/Invoices/Invoice20100101.pdf">Invoice20100101.pdf</text:a>
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1">
          <table:table-cell office:value-type="string">
            <text:p>2011/03/15</text:p>
          </table:table-cell>
          <table:table-cell office:value-type="string">
</table:table-cell>
          <table:table-cell office:value-type="string">
            <text:p>Another J. Donor</text:p>
          </table:table-cell>
          <table:table-cell table:style-name="ce1" office:value-type="currency" office:currency="USD" office:value="-400.00">
            <text:p>-400.00</text:p>
          </table:table-cell>
          <table:table-cell table:style-name="ce1" office:value-type="currency" office:currency="USD" office:value="-500.00">
            <text:p>-500.00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>
            <text:p>
<text:a xlink:href="../Projects/Foo/earmark-record.txt">earmark-record.txt</text:a>
</text:p>
          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2">
          <table:table-cell office:value-type="string">
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ACCOUNT:</text:p>
          </table:table-cell>
          <table:table-cell office:value-type="string">
            <text:p>Expenses:Blah:Host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START:</text:p>
          </table:table-cell>
          <table:table-cell office:value-type="string">
            <text:p>2009-03-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END:</text:p>
          </table:table-cell>
          <table:table-cell office:value-type="string">
            <text:p>2012/02/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 office:value-type="string">
            <text:p>Receipt</text:p>
          </table:table-cell>
          <table:table-cell office:value-type="string">
            <text:p>Invoice</text:p>
          </table:table-cell>
          <table:table-cell office:value-type="string">
            <text:p>Statement</text:p>
          </table:table-cell>
          <table:table-cell office:value-type="string">
            <text:p>Contract</text:p>
          </table:table-cell>
          <table:table-cell office:value-type="string">
            <text:p>PurchaseOrder</text:p>
          </table:table-cell>
          <table:table-cell office:value-type="string">
            <text:p>Approval</text:p>
          </table:table-cell>
          <table:table-cell office:value-type="string">
            <text:p>Check</text:p>
          </table:table-cell>
          <table:table-cell office:value-type="string">
            <text:p>IncomeDistributionAnalysis</text:p>
          </table:table-cell>
          <table:table-cell office:value-type="string">
            <text:p>CurrencyRate</text:p>
          </table:table-cell>
        </table:table-row>
        <table:table-row table:style-name="ro1">
          <table:table-cell office:value-type="string">
            <text:p>2011/04/20</text:p>
          </table:table-cell>
          <table:table-cell office:value-type="string">
            <text:p>2</text:p>
          </table:table-cell>
          <table:table-cell office:value-type="string">
            <text:p>Baz Hosting Services, LLC</text:p>
          </table:table-cell>
          <table:table-cell table:style-name="ce1" office:value-type="currency" office:currency="USD" office:value="250.00">
            <text:p>250.00</text:p>
          </table:table-cell>
          <table:table-cell table:style-name="ce1" office:value-type="currency" office:currency="USD" office:value="250.00">
            <text:p>250.00</text:p>
          </table:table-cell>
          <table:table-cell>
            <text:p>
<text:a xlink:href="../Projects/Blah/Expenses/hosting/AprilHostingReceipt.pdf">AprilHostingReceipt.pdf</text:a>
</text:p>
          </table:table-cell>
          <table:table-cell>
            <text:p>
<text:a xlink:href="../Projects/Blah/Expenses/hosting/april-invoice.pdf">april-invoice.pdf</text:a>
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  <table:table-row table:style-name="ro2">
          <table:table-cell office:value-type="string">
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ACCOUNT:</text:p>
          </table:table-cell>
          <table:table-cell office:value-type="string">
            <text:p>Expenses:Foo:Host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START:</text:p>
          </table:table-cell>
          <table:table-cell office:value-type="string">
            <text:p>2009-03-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PERIOD END:</text:p>
          </table:table-cell>
          <table:table-cell office:value-type="string">
            <text:p>2012/02/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 office:value-type="string">
            <text:p>Receipt</text:p>
          </table:table-cell>
          <table:table-cell office:value-type="string">
            <text:p>Invoice</text:p>
          </table:table-cell>
          <table:table-cell office:value-type="string">
            <text:p>Statement</text:p>
          </table:table-cell>
          <table:table-cell office:value-type="string">
            <text:p>Contract</text:p>
          </table:table-cell>
          <table:table-cell office:value-type="string">
            <text:p>PurchaseOrder</text:p>
          </table:table-cell>
          <table:table-cell office:value-type="string">
            <text:p>Approval</text:p>
          </table:table-cell>
          <table:table-cell office:value-type="string">
            <text:p>Check</text:p>
          </table:table-cell>
          <table:table-cell office:value-type="string">
            <text:p>IncomeDistributionAnalysis</text:p>
          </table:table-cell>
          <table:table-cell office:value-type="string">
            <text:p>CurrencyRate</text:p>
          </table:table-cell>
        </table:table-row>
        <table:table-row table:style-name="ro1">
          <table:table-cell office:value-type="string">
            <text:p>2011/04/20</text:p>
          </table:table-cell>
          <table:table-cell office:value-type="string">
            <text:p>1</text:p>
          </table:table-cell>
          <table:table-cell office:value-type="string">
            <text:p>Baz Hosting Services, LLC</text:p>
          </table:table-cell>
          <table:table-cell table:style-name="ce1" office:value-type="currency" office:currency="USD" office:value="250.00">
            <text:p>250.00</text:p>
          </table:table-cell>
          <table:table-cell table:style-name="ce1" office:value-type="currency" office:currency="USD" office:value="250.00">
            <text:p>250.00</text:p>
          </table:table-cell>
          <table:table-cell>
            <text:p>
<text:a xlink:href="../Projects/Foo/Expenses/hosting/AprilHostingReceipt.pdf">AprilHostingReceipt.pdf</text:a>
</text:p>
          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  <table:table-cell office:value-type="string">
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17</meta:generator>
    <dc:title/>
    <dc:description/>
    <dc:subject/>
    <meta:initial-creator>ooolib-python</meta:initial-creator>
    <meta:creation-date>2013-01-04T10:21:37</meta:creation-date>
    <dc:creator/>
    <dc:date>2013-01-04T10:21:37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